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Bold" svg:font-family="'Arial,Bold'" style:font-family-generic="roman" style:font-pitch="variable"/>
    <style:font-face style:name="Arial,BoldItalic" svg:font-family="'Arial,BoldItalic'"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Italic" svg:font-family="'Times New Roman,Italic'"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1.27cm" fo:margin-right="0cm" fo:line-height="150%" fo:text-align="justify" style:justify-single-word="false" fo:text-indent="-0.635cm" style:auto-text-indent="false"/>
      <style:text-properties style:font-name="Times New Roman" fo:font-size="12pt" officeooo:rsid="00228cd8" officeooo:paragraph-rsid="00228cd8" style:font-name-asian="Times New Roman1" style:font-size-asian="12pt" style:font-name-complex="Times New Roman1" style:font-size-complex="12pt"/>
    </style:style>
    <style:style style:name="P2" style:family="paragraph" style:parent-style-name="Standard">
      <loext:graphic-properties draw:fill="none"/>
      <style:paragraph-properties fo:margin-left="1.27cm" fo:margin-right="0cm" fo:line-height="150%" fo:text-align="justify" style:justify-single-word="false" fo:text-indent="-0.635cm" style:auto-text-indent="false" fo:background-color="transparent"/>
      <style:text-properties style:font-name="Times New Roman" fo:font-size="12pt" officeooo:rsid="00228cd8" officeooo:paragraph-rsid="00228cd8" style:font-name-asian="Times New Roman1" style:font-size-asian="12pt" style:font-name-complex="Times New Roman1" style:font-size-complex="12pt"/>
    </style:style>
    <style:style style:name="P3" style:family="paragraph" style:parent-style-name="Standard">
      <loext:graphic-properties draw:fill="none"/>
      <style:paragraph-properties fo:margin-left="1.27cm" fo:margin-right="0cm" fo:line-height="150%" fo:text-align="justify" style:justify-single-word="false" fo:text-indent="-0.635cm" style:auto-text-indent="false" fo:background-color="transparent"/>
      <style:text-properties officeooo:paragraph-rsid="0026c42f"/>
    </style:style>
    <style:style style:name="P4" style:family="paragraph" style:parent-style-name="Standard">
      <loext:graphic-properties draw:fill="none"/>
      <style:paragraph-properties fo:margin-left="4.001cm" fo:margin-right="0cm" fo:line-height="150%" fo:text-align="justify" style:justify-single-word="false" fo:text-indent="0cm" style:auto-text-indent="false" fo:background-color="transparent"/>
      <style:text-properties style:font-name="Times New Roman" fo:font-size="10pt" officeooo:paragraph-rsid="001f60de" style:font-name-asian="Times New Roman1" style:font-size-asian="10pt" style:font-name-complex="Times New Roman1" style:font-size-complex="10pt"/>
    </style:style>
    <style:style style:name="P5" style:family="paragraph" style:parent-style-name="Standard">
      <loext:graphic-properties draw:fill="none"/>
      <style:paragraph-properties fo:margin-left="4.001cm" fo:margin-right="0cm" fo:line-height="150%" fo:text-align="justify" style:justify-single-word="false" fo:text-indent="0cm" style:auto-text-indent="false" fo:background-color="transparent"/>
      <style:text-properties style:font-name="Times New Roman" fo:font-size="10pt" officeooo:rsid="005504c9" officeooo:paragraph-rsid="005dadf0" style:font-name-asian="Times New Roman1" style:font-size-asian="10pt" style:font-name-complex="Times New Roman1" style:font-size-complex="10pt"/>
    </style:style>
    <style:style style:name="P6" style:family="paragraph" style:parent-style-name="Standard">
      <loext:graphic-properties draw:fill="none"/>
      <style:paragraph-properties fo:margin-left="4.001cm" fo:margin-right="0cm" fo:line-height="150%" fo:text-align="justify" style:justify-single-word="false" fo:text-indent="0cm" style:auto-text-indent="false" fo:background-color="transparent"/>
      <style:text-properties officeooo:paragraph-rsid="0059cdb7"/>
    </style:style>
    <style:style style:name="P7" style:family="paragraph" style:parent-style-name="Standard">
      <loext:graphic-properties draw:fill="none"/>
      <style:paragraph-properties fo:margin-left="4.001cm" fo:margin-right="0cm" fo:line-height="150%" fo:text-align="justify" style:justify-single-word="false" fo:text-indent="0cm" style:auto-text-indent="false" fo:background-color="transparent"/>
      <style:text-properties fo:color="#000000" style:font-name="Times New Roman" fo:font-size="10pt" fo:font-style="normal" fo:font-weight="normal" officeooo:rsid="003447a6" officeooo:paragraph-rsid="003f5fcb" style:font-name-asian="Times New Roman1" style:font-size-asian="10pt" style:font-style-asian="normal" style:font-weight-asian="normal" style:font-name-complex="Times New Roman1" style:font-size-complex="10pt" style:font-style-complex="normal"/>
    </style:style>
    <style:style style:name="P8" style:family="paragraph" style:parent-style-name="Standard">
      <loext:graphic-properties draw:fill="none"/>
      <style:paragraph-properties fo:margin-left="4.001cm" fo:margin-right="0cm" fo:line-height="150%" fo:text-align="justify" style:justify-single-word="false" fo:text-indent="0cm" style:auto-text-indent="false" fo:background-color="transparent"/>
      <style:text-properties fo:color="#000000" style:font-name="Times New Roman" fo:font-size="10pt" fo:font-style="normal" fo:font-weight="normal" officeooo:paragraph-rsid="005dadf0" style:font-size-asian="10pt" style:font-style-asian="normal" style:font-weight-asian="normal" style:font-size-complex="10pt"/>
    </style:style>
    <style:style style:name="P9" style:family="paragraph" style:parent-style-name="Text_20_body" style:master-page-name="">
      <loext:graphic-properties draw:fill="none"/>
      <style:paragraph-properties fo:margin-left="4.001cm" fo:margin-right="0cm" fo:margin-top="0cm" fo:margin-bottom="0.247cm" loext:contextual-spacing="false" fo:line-height="115%" fo:text-align="justify" style:justify-single-word="false" fo:text-indent="0cm" style:auto-text-indent="false" style:page-number="auto" fo:background-color="transparent"/>
      <style:text-properties style:font-name="Times New Roman" fo:font-size="10pt" style:font-size-asian="10pt" style:font-size-complex="10pt"/>
    </style:style>
    <style:style style:name="P10" style:family="paragraph" style:parent-style-name="Standard" style:master-page-name="">
      <loext:graphic-properties draw:fill="none"/>
      <style:paragraph-properties fo:margin-left="4.001cm" fo:margin-right="0cm" fo:line-height="150%" fo:text-align="justify" style:justify-single-word="false" fo:text-indent="0cm" style:auto-text-indent="false" style:page-number="auto" fo:background-color="transparent"/>
      <style:text-properties style:font-name="Times New Roman" fo:font-size="12pt" officeooo:paragraph-rsid="005dadf0" style:font-name-asian="Times New Roman1" style:font-size-asian="12pt" style:font-name-complex="Times New Roman1" style:font-size-complex="12pt"/>
    </style:style>
    <style:style style:name="P11" style:family="paragraph" style:parent-style-name="Standard" style:master-page-name="">
      <loext:graphic-properties draw:fill="none"/>
      <style:paragraph-properties fo:margin-left="4.001cm" fo:margin-right="0cm" fo:line-height="150%" fo:text-align="justify" style:justify-single-word="false" fo:text-indent="0cm" style:auto-text-indent="false" style:page-number="auto" fo:background-color="transparent"/>
      <style:text-properties style:font-name="Times New Roman" fo:font-size="10pt" officeooo:paragraph-rsid="003f5fcb" style:font-size-asian="10pt" style:font-size-complex="10pt"/>
    </style:style>
    <style:style style:name="P12" style:family="paragraph" style:parent-style-name="Standard" style:master-page-name="">
      <loext:graphic-properties draw:fill="none"/>
      <style:paragraph-properties fo:margin-left="4.001cm" fo:margin-right="0cm" fo:line-height="150%" fo:text-align="justify" style:justify-single-word="false" fo:text-indent="0cm" style:auto-text-indent="false" style:page-number="auto" fo:background-color="transparent"/>
      <style:text-properties style:font-name="Times New Roman" fo:font-size="10pt" officeooo:paragraph-rsid="005dadf0" style:font-size-asian="10pt" style:font-size-complex="10pt"/>
    </style:style>
    <style:style style:name="P13" style:family="paragraph" style:parent-style-name="Standard" style:master-page-name="">
      <loext:graphic-properties draw:fill="none"/>
      <style:paragraph-properties fo:margin-left="4.001cm" fo:margin-right="0cm" fo:line-height="150%" fo:text-align="justify" style:justify-single-word="false" fo:text-indent="0cm" style:auto-text-indent="false" style:page-number="auto" fo:background-color="transparent"/>
      <style:text-properties style:font-name="Times New Roman" fo:font-size="10pt" officeooo:paragraph-rsid="006546fb" style:font-size-asian="10pt" style:font-size-complex="10pt"/>
    </style:style>
    <style:style style:name="P14" style:family="paragraph" style:parent-style-name="Standard" style:master-page-name="">
      <loext:graphic-properties draw:fill="none"/>
      <style:paragraph-properties fo:margin-left="4.001cm" fo:margin-right="0cm" fo:line-height="150%" fo:text-align="justify" style:justify-single-word="false" fo:text-indent="0cm" style:auto-text-indent="false" style:page-number="auto" fo:background-color="transparent"/>
      <style:text-properties style:font-name="Times New Roman" fo:font-size="10pt" fo:font-style="normal" officeooo:rsid="0066dd65" officeooo:paragraph-rsid="005dadf0" style:font-name-asian="Times New Roman1" style:font-size-asian="10pt" style:font-style-asian="normal" style:font-name-complex="Times New Roman1" style:font-size-complex="10pt" style:font-style-complex="normal"/>
    </style:style>
    <style:style style:name="P15" style:family="paragraph" style:parent-style-name="Standard">
      <style:paragraph-properties fo:line-height="150%" fo:text-align="justify" style:justify-single-word="false"/>
      <style:text-properties style:font-name="Times New Roman" fo:font-size="10pt" officeooo:paragraph-rsid="001f60de" style:font-name-asian="Times New Roman1" style:font-size-asian="10pt" style:font-name-complex="Times New Roman1" style:font-size-complex="10pt"/>
    </style:style>
    <style:style style:name="P16" style:family="paragraph" style:parent-style-name="Standard">
      <style:paragraph-properties fo:line-height="150%" fo:text-align="justify" style:justify-single-word="false"/>
      <style:text-properties style:font-name="Times New Roman" fo:font-size="12pt" officeooo:paragraph-rsid="0042917f" style:font-name-asian="Times New Roman1" style:font-size-asian="12pt" style:font-name-complex="Times New Roman1" style:font-size-complex="12pt"/>
    </style:style>
    <style:style style:name="P17" style:family="paragraph" style:parent-style-name="Standard">
      <style:paragraph-properties fo:line-height="150%" fo:text-align="justify" style:justify-single-word="false"/>
      <style:text-properties style:font-name="Times New Roman" fo:font-size="12pt" officeooo:paragraph-rsid="005dadf0" style:font-name-asian="Times New Roman1" style:font-size-asian="12pt" style:font-name-complex="Times New Roman1" style:font-size-complex="12pt"/>
    </style:style>
    <style:style style:name="P18" style:family="paragraph" style:parent-style-name="Standard">
      <style:paragraph-properties fo:line-height="150%" fo:text-align="justify" style:justify-single-word="false"/>
      <style:text-properties style:font-name="Times New Roman" fo:font-size="12pt" officeooo:paragraph-rsid="0069efcb" style:font-name-asian="Times New Roman1" style:font-size-asian="12pt" style:font-name-complex="Times New Roman1" style:font-size-complex="12pt"/>
    </style:style>
    <style:style style:name="P19" style:family="paragraph" style:parent-style-name="Standard">
      <style:paragraph-properties fo:line-height="150%" fo:text-align="justify" style:justify-single-word="false"/>
      <style:text-properties style:font-name="Times New Roman" fo:font-size="12pt" officeooo:rsid="00481310" officeooo:paragraph-rsid="005dadf0" style:font-name-asian="Times New Roman1" style:font-size-asian="12pt" style:font-name-complex="Times New Roman1" style:font-size-complex="12pt"/>
    </style:style>
    <style:style style:name="P20" style:family="paragraph" style:parent-style-name="Standard">
      <style:paragraph-properties fo:line-height="150%" fo:text-align="justify" style:justify-single-word="false"/>
      <style:text-properties officeooo:paragraph-rsid="004f2823"/>
    </style:style>
    <style:style style:name="P21" style:family="paragraph" style:parent-style-name="Standard">
      <style:text-properties fo:color="#000000" style:font-name="Arial,Bold" fo:font-size="11pt" fo:font-style="normal" fo:font-weight="bold" style:font-size-asian="11pt" style:font-style-asian="normal" style:font-weight-asian="bold"/>
    </style:style>
    <style:style style:name="P22" style:family="paragraph" style:parent-style-name="Standard">
      <loext:graphic-properties draw:fill="none"/>
      <style:paragraph-properties fo:margin-left="0cm" fo:margin-right="0cm" fo:line-height="150%" fo:text-align="justify" style:justify-single-word="false" fo:text-indent="1.235cm" style:auto-text-indent="false" fo:background-color="transparent"/>
      <style:text-properties style:font-name="Times New Roman" fo:font-size="12pt" officeooo:paragraph-rsid="001f60de" style:font-name-asian="Times New Roman1" style:font-size-asian="12pt" style:font-name-complex="Times New Roman1" style:font-size-complex="12pt"/>
    </style:style>
    <style:style style:name="P23" style:family="paragraph" style:parent-style-name="Standard">
      <style:paragraph-properties fo:margin-left="0cm" fo:margin-right="0cm" fo:line-height="150%" fo:text-align="justify" style:justify-single-word="false" fo:text-indent="1.235cm" style:auto-text-indent="false"/>
      <style:text-properties style:font-name="Times New Roman" fo:font-size="12pt" officeooo:paragraph-rsid="0042917f" style:font-name-asian="Times New Roman1" style:font-size-asian="12pt" style:font-name-complex="Times New Roman1" style:font-size-complex="12pt"/>
    </style:style>
    <style:style style:name="P24" style:family="paragraph" style:parent-style-name="Standard">
      <style:paragraph-properties fo:margin-left="0cm" fo:margin-right="0cm" fo:line-height="150%" fo:text-align="justify" style:justify-single-word="false" fo:text-indent="1.235cm" style:auto-text-indent="false"/>
      <style:text-properties officeooo:paragraph-rsid="0042917f"/>
    </style:style>
    <style:style style:name="P25"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paragraph-rsid="004f2823" style:font-name-asian="Times New Roman1" style:font-size-asian="12pt" style:font-name-complex="Times New Roman1" style:font-size-complex="12pt"/>
    </style:style>
    <style:style style:name="P26" style:family="paragraph" style:parent-style-name="Standard">
      <style:paragraph-properties fo:margin-left="0cm" fo:margin-right="0cm" fo:line-height="150%" fo:text-align="justify" style:justify-single-word="false" fo:text-indent="0cm" style:auto-text-indent="false"/>
      <style:text-properties style:font-name="Times New Roman" fo:font-size="12pt" officeooo:rsid="003a67d1" officeooo:paragraph-rsid="0052556a" style:font-name-asian="Times New Roman1" style:font-size-asian="12pt" style:font-name-complex="Times New Roman1" style:font-size-complex="12pt"/>
    </style:style>
    <style:style style:name="P2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Times New Roman" fo:font-size="10pt" officeooo:paragraph-rsid="001f60de" style:font-name-asian="Times New Roman1" style:font-size-asian="10pt" style:font-name-complex="Times New Roman1" style:font-size-complex="10pt"/>
    </style:style>
    <style:style style:name="P28" style:family="paragraph" style:parent-style-name="Standard">
      <style:paragraph-properties fo:margin-left="0cm" fo:margin-right="0cm" fo:line-height="150%" fo:text-align="justify" style:justify-single-word="false" fo:text-indent="0cm" style:auto-text-indent="false"/>
      <style:text-properties style:font-name="Times New Roman" officeooo:paragraph-rsid="005dadf0"/>
    </style:style>
    <style:style style:name="P29" style:family="paragraph" style:parent-style-name="Standard">
      <style:paragraph-properties fo:margin-left="0cm" fo:margin-right="0cm" fo:line-height="150%" fo:text-align="justify" style:justify-single-word="false" fo:text-indent="0cm" style:auto-text-indent="false"/>
      <style:text-properties officeooo:paragraph-rsid="0040f451"/>
    </style:style>
    <style:style style:name="P30" style:family="paragraph" style:parent-style-name="Standard">
      <style:paragraph-properties fo:margin-left="0cm" fo:margin-right="0cm" fo:line-height="150%" fo:text-align="justify" style:justify-single-word="false" fo:text-indent="0cm" style:auto-text-indent="false"/>
      <style:text-properties officeooo:paragraph-rsid="004d42b5"/>
    </style:style>
    <style:style style:name="P31" style:family="paragraph" style:parent-style-name="Standard">
      <style:paragraph-properties fo:margin-left="0cm" fo:margin-right="0cm" fo:line-height="150%" fo:text-align="justify" style:justify-single-word="false" fo:text-indent="0cm" style:auto-text-indent="false"/>
      <style:text-properties officeooo:paragraph-rsid="00606672"/>
    </style:style>
    <style:style style:name="P32" style:family="paragraph" style:parent-style-name="Standard">
      <style:paragraph-properties fo:margin-left="0cm" fo:margin-right="0cm" fo:line-height="150%" fo:text-align="justify" style:justify-single-word="false" fo:text-indent="0cm" style:auto-text-indent="false"/>
      <style:text-properties officeooo:paragraph-rsid="003447a6"/>
    </style:style>
    <style:style style:name="P33" style:family="paragraph" style:parent-style-name="Standard">
      <style:paragraph-properties fo:margin-left="0cm" fo:margin-right="0cm" fo:line-height="150%" fo:text-align="justify" style:justify-single-word="false" fo:text-indent="0cm" style:auto-text-indent="false"/>
      <style:text-properties officeooo:paragraph-rsid="006546fb"/>
    </style:style>
    <style:style style:name="P34" style:family="paragraph" style:parent-style-name="Standard">
      <style:paragraph-properties fo:margin-left="0cm" fo:margin-right="0cm" fo:line-height="150%" fo:text-align="justify" style:justify-single-word="false" fo:text-indent="0cm" style:auto-text-indent="false"/>
      <style:text-properties fo:color="#000000" style:font-name="Cambria" fo:font-size="12pt" fo:font-style="normal" fo:font-weight="normal" officeooo:rsid="003cd675" officeooo:paragraph-rsid="0040f451" style:font-name-asian="Times New Roman1" style:font-size-asian="12pt" style:font-style-asian="normal" style:font-weight-asian="normal" style:font-name-complex="Times New Roman1" style:font-size-complex="12pt" style:font-style-complex="normal"/>
    </style:style>
    <style:style style:name="P35" style:family="paragraph" style:parent-style-name="Standard">
      <style:paragraph-properties fo:margin-left="3.999cm" fo:margin-right="0cm" fo:line-height="150%" fo:text-align="justify" style:justify-single-word="false" fo:text-indent="0cm" style:auto-text-indent="false"/>
      <style:text-properties style:font-name="Times New Roman" fo:font-size="10pt" officeooo:paragraph-rsid="0042917f" style:font-name-asian="Times New Roman1" style:font-size-asian="10pt" style:font-name-complex="Times New Roman1" style:font-size-complex="10pt"/>
    </style:style>
    <style:style style:name="P36" style:family="paragraph" style:parent-style-name="Standard">
      <loext:graphic-properties draw:fill="none"/>
      <style:paragraph-properties fo:margin-left="3.999cm" fo:margin-right="0cm" fo:line-height="150%" fo:text-align="justify" style:justify-single-word="false" fo:text-indent="0cm" style:auto-text-indent="false" fo:background-color="transparent"/>
      <style:text-properties style:font-name="Times New Roman" fo:font-size="12pt" officeooo:paragraph-rsid="001f60de" style:font-name-asian="Times New Roman1" style:font-size-asian="12pt" style:font-name-complex="Times New Roman1" style:font-size-complex="12pt"/>
    </style:style>
    <style:style style:name="P37" style:family="paragraph" style:parent-style-name="Standard">
      <style:paragraph-properties fo:margin-left="3.999cm" fo:margin-right="0cm" fo:line-height="150%" fo:text-align="justify" style:justify-single-word="false" fo:text-indent="0cm" style:auto-text-indent="false"/>
      <style:text-properties style:font-name="Times New Roman" fo:font-size="12pt" officeooo:paragraph-rsid="0042917f" style:font-name-asian="Times New Roman1" style:font-size-asian="12pt" style:font-name-complex="Times New Roman1" style:font-size-complex="12pt"/>
    </style:style>
    <style:style style:name="P38" style:family="paragraph" style:parent-style-name="Standard">
      <style:paragraph-properties fo:margin-left="3.999cm" fo:margin-right="0cm" fo:line-height="150%" fo:text-align="justify" style:justify-single-word="false" fo:text-indent="0cm" style:auto-text-indent="false"/>
      <style:text-properties officeooo:paragraph-rsid="0042917f"/>
    </style:style>
    <style:style style:name="P39" style:family="paragraph" style:parent-style-name="Text_20_body">
      <style:paragraph-properties fo:text-align="justify" style:justify-single-word="false"/>
      <style:text-properties fo:color="#000000" style:font-name="Times New Roman" fo:font-size="12pt" fo:font-style="normal" fo:font-weight="normal" style:font-size-asian="12pt" style:font-style-asian="normal" style:font-weight-asian="normal" style:font-size-complex="12pt"/>
    </style:style>
    <style:style style:name="P40" style:family="paragraph" style:parent-style-name="Text_20_body">
      <style:paragraph-properties fo:text-align="justify" style:justify-single-word="false"/>
      <style:text-properties fo:color="#000000" style:font-name="Times New Roman" fo:font-size="18pt" fo:font-style="normal" fo:font-weight="bold" style:font-size-asian="12pt" style:font-style-asian="normal" style:font-weight-asian="normal" style:font-size-complex="12pt"/>
    </style:style>
    <style:style style:name="P41" style:family="paragraph" style:parent-style-name="Text_20_body">
      <style:text-properties fo:font-weight="bold"/>
    </style:style>
    <style:style style:name="P42" style:family="paragraph" style:parent-style-name="Standard" style:master-page-name="">
      <loext:graphic-properties draw:fill="none"/>
      <style:paragraph-properties fo:margin-left="0.101cm" fo:margin-right="0cm" fo:line-height="150%" fo:text-align="justify" style:justify-single-word="false" fo:text-indent="0cm" style:auto-text-indent="false" style:page-number="auto" fo:background-color="transparent"/>
      <style:text-properties style:font-name="Times New Roman" fo:font-size="10pt" officeooo:rsid="0060a44b" officeooo:paragraph-rsid="0060a44b" style:font-size-asian="10pt" style:font-size-complex="10pt"/>
    </style:style>
    <style:style style:name="P43" style:family="paragraph" style:parent-style-name="Standard" style:list-style-name="WWNum1">
      <style:paragraph-properties fo:margin-left="1.27cm" fo:margin-right="0cm" fo:line-height="150%" fo:text-align="justify" style:justify-single-word="false" fo:text-indent="-0.635cm" style:auto-text-indent="false"/>
      <style:text-properties style:font-name="Times New Roman" fo:font-size="12pt" officeooo:paragraph-rsid="001f60de" style:font-name-asian="Times New Roman1" style:font-size-asian="12pt" style:font-name-complex="Times New Roman1" style:font-size-complex="12pt"/>
    </style:style>
    <style:style style:name="P44" style:family="paragraph" style:parent-style-name="Standard" style:list-style-name="WWNum2">
      <style:paragraph-properties fo:margin-left="1.27cm" fo:margin-right="0cm" fo:line-height="150%" fo:text-align="justify" style:justify-single-word="false" fo:text-indent="-0.635cm" style:auto-text-indent="false"/>
      <style:text-properties style:font-name="Times New Roman" fo:font-size="12pt" officeooo:paragraph-rsid="0042917f" style:font-name-asian="Times New Roman1" style:font-size-asian="12pt" style:font-name-complex="Times New Roman1" style:font-size-complex="12pt"/>
    </style:style>
    <style:style style:name="P45" style:family="paragraph" style:parent-style-name="Standard" style:master-page-name="">
      <style:paragraph-properties fo:margin-left="0cm" fo:margin-right="0cm" fo:line-height="150%" fo:text-align="justify" style:justify-single-word="false" fo:text-indent="1.235cm" style:auto-text-indent="false" style:page-number="auto"/>
      <style:text-properties officeooo:rsid="0021544e" officeooo:paragraph-rsid="002dc74f"/>
    </style:style>
    <style:style style:name="P46" style:family="paragraph" style:parent-style-name="Standard">
      <style:paragraph-properties fo:margin-left="0cm" fo:margin-right="0cm" fo:line-height="150%" fo:text-align="justify" style:justify-single-word="false" fo:text-indent="0cm" style:auto-text-indent="false"/>
      <style:text-properties officeooo:paragraph-rsid="0072434c"/>
    </style:style>
    <style:style style:name="T1" style:family="text">
      <style:text-properties officeooo:rsid="00394b4c"/>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officeooo:rsid="00228cd8" style:font-name-asian="Times New Roman1" style:font-size-asian="12pt" style:font-name-complex="Times New Roman1" style:font-size-complex="12pt"/>
    </style:style>
    <style:style style:name="T4" style:family="text">
      <style:text-properties style:font-name="Times New Roman" fo:font-size="12pt" officeooo:rsid="0023d143" style:font-name-asian="Times New Roman1" style:font-size-asian="12pt" style:font-name-complex="Times New Roman1" style:font-size-complex="12pt"/>
    </style:style>
    <style:style style:name="T5" style:family="text">
      <style:text-properties style:font-name="Times New Roman" fo:font-size="12pt" officeooo:rsid="00369304" style:font-name-asian="Times New Roman1" style:font-size-asian="12pt" style:font-name-complex="Times New Roman1" style:font-size-complex="12pt"/>
    </style:style>
    <style:style style:name="T6" style:family="text">
      <style:text-properties style:font-name="Times New Roman" fo:font-size="12pt" officeooo:rsid="003a67d1" style:font-name-asian="Times New Roman1" style:font-size-asian="12pt" style:font-name-complex="Times New Roman1" style:font-size-complex="12pt"/>
    </style:style>
    <style:style style:name="T7" style:family="text">
      <style:text-properties style:font-name="Times New Roman" fo:font-size="12pt" officeooo:rsid="003e6554" style:font-name-asian="Times New Roman1" style:font-size-asian="12pt" style:font-name-complex="Times New Roman1" style:font-size-complex="12pt"/>
    </style:style>
    <style:style style:name="T8" style:family="text">
      <style:text-properties style:font-name="Times New Roman" fo:font-size="12pt" officeooo:rsid="003f5fcb" style:font-name-asian="Times New Roman1" style:font-size-asian="12pt" style:font-name-complex="Times New Roman1" style:font-size-complex="12pt"/>
    </style:style>
    <style:style style:name="T9" style:family="text">
      <style:text-properties style:font-name="Times New Roman" fo:font-size="12pt" officeooo:rsid="004cbed1" style:font-name-asian="Times New Roman1" style:font-size-asian="12pt" style:font-name-complex="Times New Roman1" style:font-size-complex="12pt"/>
    </style:style>
    <style:style style:name="T10" style:family="text">
      <style:text-properties style:font-name="Times New Roman" fo:font-size="12pt" officeooo:rsid="004d42b5" style:font-name-asian="Times New Roman1" style:font-size-asian="12pt" style:font-name-complex="Times New Roman1" style:font-size-complex="12pt"/>
    </style:style>
    <style:style style:name="T11" style:family="text">
      <style:text-properties style:font-name="Times New Roman" fo:font-size="12pt" officeooo:rsid="0059cdb7" style:font-name-asian="Times New Roman1" style:font-size-asian="12pt" style:font-name-complex="Times New Roman1" style:font-size-complex="12pt"/>
    </style:style>
    <style:style style:name="T12" style:family="text">
      <style:text-properties style:font-name="Times New Roman" fo:font-size="12pt" officeooo:rsid="005bcdaa" style:font-name-asian="Times New Roman1" style:font-size-asian="12pt" style:font-name-complex="Times New Roman1" style:font-size-complex="12pt"/>
    </style:style>
    <style:style style:name="T13" style:family="text">
      <style:text-properties style:font-name="Times New Roman" fo:font-size="12pt" officeooo:rsid="00606672" style:font-name-asian="Times New Roman1" style:font-size-asian="12pt" style:font-name-complex="Times New Roman1" style:font-size-complex="12pt"/>
    </style:style>
    <style:style style:name="T14" style:family="text">
      <style:text-properties style:font-name="Times New Roman" fo:font-size="12pt" officeooo:rsid="007336b5" style:font-name-asian="Times New Roman1" style:font-size-asian="12pt" style:font-name-complex="Times New Roman1" style:font-size-complex="12pt"/>
    </style:style>
    <style:style style:name="T15" style:family="text">
      <style:text-properties style:font-name="Times New Roman" fo:font-size="12pt" officeooo:rsid="007449dc" style:font-name-asian="Times New Roman1" style:font-size-asian="12pt" style:font-name-complex="Times New Roman1" style:font-size-complex="12pt"/>
    </style:style>
    <style:style style:name="T16" style:family="text">
      <style:text-properties style:font-name="Times New Roman" fo:font-size="12pt" fo:font-style="italic" style:font-name-asian="Times New Roman1" style:font-size-asian="12pt" style:font-style-asian="italic" style:font-name-complex="Times New Roman1" style:font-size-complex="12pt"/>
    </style:style>
    <style:style style:name="T17" style:family="text">
      <style:text-properties style:font-name="Times New Roman" fo:font-size="12pt" fo:font-style="italic" officeooo:rsid="00228cd8" style:font-name-asian="Times New Roman1" style:font-size-asian="12pt" style:font-style-asian="italic" style:font-name-complex="Times New Roman1" style:font-size-complex="12pt" style:font-style-complex="italic"/>
    </style:style>
    <style:style style:name="T18" style:family="text">
      <style:text-properties style:font-name="Times New Roman" fo:font-size="12pt" fo:font-style="normal" officeooo:rsid="00228cd8" style:font-name-asian="Times New Roman1" style:font-size-asian="12pt" style:font-style-asian="normal" style:font-name-complex="Times New Roman1" style:font-size-complex="12pt" style:font-style-complex="normal"/>
    </style:style>
    <style:style style:name="T19" style:family="text">
      <style:text-properties style:font-name="Times New Roman" fo:font-size="12pt" fo:font-style="normal" officeooo:rsid="003e6554" style:font-name-asian="Times New Roman1" style:font-size-asian="12pt" style:font-style-asian="normal" style:font-name-complex="Times New Roman1" style:font-size-complex="12pt" style:font-style-complex="normal"/>
    </style:style>
    <style:style style:name="T20" style:family="text">
      <style:text-properties style:font-name="Times New Roman" fo:font-size="12pt" fo:font-style="normal" officeooo:rsid="005c0d73" style:font-name-asian="Times New Roman1" style:font-size-asian="12pt" style:font-style-asian="normal" style:font-name-complex="Times New Roman1" style:font-size-complex="12pt" style:font-style-complex="normal"/>
    </style:style>
    <style:style style:name="T21" style:family="text">
      <style:text-properties style:font-name="Times New Roman" fo:font-size="12pt" fo:font-style="normal" officeooo:rsid="0023f4f2" style:font-name-asian="Times New Roman1" style:font-size-asian="12pt" style:font-style-asian="normal" style:font-name-complex="Times New Roman1" style:font-size-complex="12pt" style:font-style-complex="normal"/>
    </style:style>
    <style:style style:name="T22" style:family="text">
      <style:text-properties style:font-name="Times New Roman" fo:font-size="12pt" fo:font-style="normal" officeooo:rsid="002dc74f" style:font-name-asian="Times New Roman1" style:font-size-asian="12pt" style:font-style-asian="normal" style:font-name-complex="Times New Roman1" style:font-size-complex="12pt" style:font-style-complex="normal"/>
    </style:style>
    <style:style style:name="T23" style:family="text">
      <style:text-properties style:font-name="Times New Roman" fo:font-size="12pt" fo:font-style="normal" officeooo:rsid="00585420" style:font-name-asian="Times New Roman1" style:font-size-asian="12pt" style:font-style-asian="normal" style:font-name-complex="Times New Roman1" style:font-size-complex="12pt" style:font-style-complex="normal"/>
    </style:style>
    <style:style style:name="T24" style:family="text">
      <style:text-properties style:font-name="Times New Roman" fo:font-size="12pt" fo:font-style="normal" officeooo:rsid="002f59aa" style:font-name-asian="Times New Roman1" style:font-size-asian="12pt" style:font-style-asian="normal" style:font-name-complex="Times New Roman1" style:font-size-complex="12pt" style:font-style-complex="normal"/>
    </style:style>
    <style:style style:name="T25" style:family="text">
      <style:text-properties style:font-name="Times New Roman" fo:font-size="12pt" fo:font-style="normal" officeooo:rsid="005c30b8" style:font-name-asian="Times New Roman1" style:font-size-asian="12pt" style:font-style-asian="normal" style:font-name-complex="Times New Roman1" style:font-size-complex="12pt" style:font-style-complex="normal"/>
    </style:style>
    <style:style style:name="T26" style:family="text">
      <style:text-properties style:font-name="Times New Roman" fo:font-size="12pt" fo:font-style="normal" officeooo:rsid="003125c5" style:font-name-asian="Times New Roman1" style:font-size-asian="12pt" style:font-style-asian="normal" style:font-name-complex="Times New Roman1" style:font-size-complex="12pt" style:font-style-complex="normal"/>
    </style:style>
    <style:style style:name="T27" style:family="text">
      <style:text-properties style:font-name="Times New Roman" fo:font-size="12pt" fo:font-style="normal" officeooo:rsid="00326b6f" style:font-name-asian="Times New Roman1" style:font-size-asian="12pt" style:font-style-asian="normal" style:font-name-complex="Times New Roman1" style:font-size-complex="12pt" style:font-style-complex="normal"/>
    </style:style>
    <style:style style:name="T28" style:family="text">
      <style:text-properties style:font-name="Times New Roman" fo:font-size="12pt" fo:font-style="normal" officeooo:rsid="005dadf0" style:font-name-asian="Times New Roman1" style:font-size-asian="12pt" style:font-style-asian="normal" style:font-name-complex="Times New Roman1" style:font-size-complex="12pt" style:font-style-complex="normal"/>
    </style:style>
    <style:style style:name="T29" style:family="text">
      <style:text-properties style:font-name="Times New Roman" fo:font-size="12pt" fo:font-style="normal" officeooo:rsid="00606672" style:font-name-asian="Times New Roman1" style:font-size-asian="12pt" style:font-style-asian="normal" style:font-name-complex="Times New Roman1" style:font-size-complex="12pt" style:font-style-complex="normal"/>
    </style:style>
    <style:style style:name="T30" style:family="text">
      <style:text-properties style:font-name="Times New Roman" fo:font-size="10pt" style:font-name-asian="Times New Roman1" style:font-size-asian="10pt" style:font-name-complex="Times New Roman1" style:font-size-complex="10pt"/>
    </style:style>
    <style:style style:name="T31" style:family="text">
      <style:text-properties style:font-name="Times New Roman" fo:font-size="10pt" fo:font-style="italic" style:font-name-asian="Times New Roman1" style:font-size-asian="10pt" style:font-style-asian="italic" style:font-name-complex="Times New Roman1" style:font-size-complex="10pt"/>
    </style:style>
    <style:style style:name="T32" style:family="text">
      <style:text-properties style:font-name="Times New Roman" fo:font-style="normal" officeooo:rsid="005c30b8" style:font-style-asian="normal" style:font-style-complex="normal"/>
    </style:style>
    <style:style style:name="T33" style:family="text">
      <style:text-properties style:font-name="Times New Roman" fo:font-style="normal" officeooo:rsid="00629671" style:font-style-asian="normal" style:font-style-complex="normal"/>
    </style:style>
    <style:style style:name="T34" style:family="text">
      <style:text-properties fo:color="#000000" style:font-name="Cambria" fo:font-size="14pt" fo:font-style="normal" fo:font-weight="normal" style:font-size-asian="14pt" style:font-style-asian="normal" style:font-weight-asian="normal"/>
    </style:style>
    <style:style style:name="T35" style:family="text">
      <style:text-properties fo:color="#000000" style:font-name="Cambria" fo:font-size="14pt" fo:font-style="normal" fo:font-weight="normal" officeooo:rsid="0026c42f" style:font-size-asian="14pt" style:font-style-asian="normal" style:font-weight-asian="normal"/>
    </style:style>
    <style:style style:name="T36" style:family="text">
      <style:text-properties fo:color="#000000" style:font-name="Cambria" fo:font-size="14pt" fo:font-style="normal" fo:font-weight="normal" officeooo:rsid="00228cd8" style:font-name-asian="Times New Roman1" style:font-size-asian="14pt" style:font-style-asian="normal" style:font-weight-asian="normal" style:font-name-complex="Times New Roman1" style:font-size-complex="12pt"/>
    </style:style>
    <style:style style:name="T37" style:family="text">
      <style:text-properties fo:color="#000000" style:font-name="Cambria" fo:font-size="14pt" fo:font-style="normal" fo:font-weight="normal" officeooo:rsid="003a67d1" style:font-name-asian="Times New Roman1" style:font-size-asian="14pt" style:font-style-asian="normal" style:font-weight-asian="normal" style:font-name-complex="Times New Roman1" style:font-size-complex="12pt"/>
    </style:style>
    <style:style style:name="T38" style:family="text">
      <style:text-properties fo:color="#000000" style:font-name="Cambria" fo:font-size="12pt" fo:font-style="normal" fo:font-weight="normal" officeooo:rsid="003cd675" style:font-name-asian="Times New Roman1" style:font-size-asian="12pt" style:font-style-asian="normal" style:font-weight-asian="normal" style:font-name-complex="Times New Roman1" style:font-size-complex="12pt" style:font-style-complex="normal"/>
    </style:style>
    <style:style style:name="T39" style:family="text">
      <style:text-properties fo:color="#000000" style:font-name="Cambria" fo:font-size="12pt" fo:font-style="normal" fo:font-weight="normal" officeooo:rsid="003d011f" style:font-name-asian="Times New Roman1" style:font-size-asian="12pt" style:font-style-asian="normal" style:font-weight-asian="normal" style:font-name-complex="Times New Roman1" style:font-size-complex="12pt" style:font-style-complex="normal"/>
    </style:style>
    <style:style style:name="T40" style:family="text">
      <style:text-properties fo:color="#000000" style:font-name="Cambria" fo:font-size="12pt" fo:font-style="normal" fo:font-weight="normal" officeooo:rsid="0040f451" style:font-name-asian="Times New Roman1" style:font-size-asian="12pt" style:font-style-asian="normal" style:font-weight-asian="normal" style:font-name-complex="Times New Roman1" style:font-size-complex="12pt" style:font-style-complex="normal"/>
    </style:style>
    <style:style style:name="T41" style:family="text">
      <style:text-properties fo:color="#000000" style:font-name="Cambria" fo:font-size="12pt" fo:font-style="normal" fo:font-weight="normal" officeooo:rsid="003a67d1" style:font-name-asian="Times New Roman1" style:font-size-asian="12pt" style:font-style-asian="normal" style:font-weight-asian="normal" style:font-name-complex="Times New Roman1" style:font-size-complex="12pt" style:font-style-complex="normal"/>
    </style:style>
    <style:style style:name="T42" style:family="text">
      <style:text-properties fo:color="#000000" style:font-name="Cambria" fo:font-size="12pt" fo:font-style="normal" fo:font-weight="normal" officeooo:rsid="0063dcc4" style:font-name-asian="Times New Roman1" style:font-size-asian="12pt" style:font-style-asian="normal" style:font-weight-asian="normal" style:font-name-complex="Times New Roman1" style:font-size-complex="12pt" style:font-style-complex="normal"/>
    </style:style>
    <style:style style:name="T43" style:family="text">
      <style:text-properties fo:color="#000000" style:font-name="Cambria" fo:font-size="12pt" fo:font-style="normal" fo:font-weight="normal" officeooo:rsid="006546fb" style:font-name-asian="Times New Roman1" style:font-size-asian="12pt" style:font-style-asian="normal" style:font-weight-asian="normal" style:font-name-complex="Times New Roman1" style:font-size-complex="12pt" style:font-style-complex="normal"/>
    </style:style>
    <style:style style:name="T44" style:family="text">
      <style:text-properties fo:color="#000000" style:font-name="Times New Roman" fo:font-size="12pt" fo:font-style="normal" fo:font-weight="normal" officeooo:rsid="0026c42f" style:font-name-asian="Times New Roman1" style:font-size-asian="12pt" style:font-style-asian="normal" style:font-weight-asian="normal" style:font-name-complex="Times New Roman1" style:font-size-complex="12pt" style:font-style-complex="normal"/>
    </style:style>
    <style:style style:name="T45" style:family="text">
      <style:text-properties fo:color="#000000" style:font-name="Times New Roman" fo:font-size="12pt" fo:font-style="normal" fo:font-weight="normal" officeooo:rsid="002703fd" style:font-name-asian="Times New Roman1" style:font-size-asian="12pt" style:font-style-asian="normal" style:font-weight-asian="normal" style:font-name-complex="Times New Roman1" style:font-size-complex="12pt" style:font-style-complex="normal"/>
    </style:style>
    <style:style style:name="T46" style:family="text">
      <style:text-properties fo:color="#000000" style:font-name="Times New Roman" fo:font-size="12pt" fo:font-style="normal" fo:font-weight="normal" officeooo:rsid="0028a5a3" style:font-name-asian="Times New Roman1" style:font-size-asian="12pt" style:font-style-asian="normal" style:font-weight-asian="normal" style:font-name-complex="Times New Roman1" style:font-size-complex="12pt" style:font-style-complex="normal"/>
    </style:style>
    <style:style style:name="T47" style:family="text">
      <style:text-properties fo:color="#000000" style:font-name="Times New Roman" fo:font-size="12pt" fo:font-style="normal" fo:font-weight="normal" officeooo:rsid="002b3b6d" style:font-name-asian="Times New Roman1" style:font-size-asian="12pt" style:font-style-asian="normal" style:font-weight-asian="normal" style:font-name-complex="Times New Roman1" style:font-size-complex="12pt" style:font-style-complex="normal"/>
    </style:style>
    <style:style style:name="T48" style:family="text">
      <style:text-properties fo:color="#000000" style:font-name="Times New Roman" fo:font-size="12pt" fo:font-style="normal" fo:font-weight="normal" officeooo:rsid="002d1b09" style:font-name-asian="Times New Roman1" style:font-size-asian="12pt" style:font-style-asian="normal" style:font-weight-asian="normal" style:font-name-complex="Times New Roman1" style:font-size-complex="12pt" style:font-style-complex="normal"/>
    </style:style>
    <style:style style:name="T49" style:family="text">
      <style:text-properties fo:color="#000000" style:font-name="Times New Roman" fo:font-size="12pt" fo:font-style="normal" fo:font-weight="normal" officeooo:rsid="003d011f" style:font-name-asian="Times New Roman1" style:font-size-asian="12pt" style:font-style-asian="normal" style:font-weight-asian="normal" style:font-name-complex="Times New Roman1" style:font-size-complex="12pt" style:font-style-complex="normal"/>
    </style:style>
    <style:style style:name="T50" style:family="text">
      <style:text-properties fo:color="#000000" style:font-name="Times New Roman" fo:font-size="12pt" fo:font-style="normal" fo:font-weight="normal" officeooo:rsid="003dd1c4" style:font-name-asian="Times New Roman1" style:font-size-asian="12pt" style:font-style-asian="normal" style:font-weight-asian="normal" style:font-name-complex="Times New Roman1" style:font-size-complex="12pt" style:font-style-complex="normal"/>
    </style:style>
    <style:style style:name="T51" style:family="text">
      <style:text-properties fo:color="#000000" style:font-name="Times New Roman" fo:font-size="12pt" fo:font-style="normal" fo:font-weight="normal" officeooo:rsid="0040f451" style:font-name-asian="Times New Roman1" style:font-size-asian="12pt" style:font-style-asian="normal" style:font-weight-asian="normal" style:font-name-complex="Times New Roman1" style:font-size-complex="12pt" style:font-style-complex="normal"/>
    </style:style>
    <style:style style:name="T52" style:family="text">
      <style:text-properties fo:color="#000000" style:font-name="Times New Roman" fo:font-size="12pt" fo:font-style="normal" fo:font-weight="normal" officeooo:rsid="006546fb" style:font-name-asian="Times New Roman1" style:font-size-asian="12pt" style:font-style-asian="normal" style:font-weight-asian="normal" style:font-name-complex="Times New Roman1" style:font-size-complex="12pt" style:font-style-complex="normal"/>
    </style:style>
    <style:style style:name="T53" style:family="text">
      <style:text-properties fo:color="#000000" style:font-name="Times New Roman" fo:font-size="12pt" fo:font-style="normal" fo:font-weight="normal" officeooo:rsid="006f9ebc" style:font-name-asian="Times New Roman1" style:font-size-asian="12pt" style:font-style-asian="normal" style:font-weight-asian="normal" style:font-name-complex="Times New Roman1" style:font-size-complex="12pt" style:font-style-complex="normal"/>
    </style:style>
    <style:style style:name="T54" style:family="text">
      <style:text-properties fo:color="#000000" style:font-name="Times New Roman" fo:font-size="12pt" fo:font-style="normal" fo:font-weight="normal" officeooo:rsid="00705e5d" style:font-name-asian="Times New Roman1" style:font-size-asian="12pt" style:font-style-asian="normal" style:font-weight-asian="normal" style:font-name-complex="Times New Roman1" style:font-size-complex="12pt" style:font-style-complex="normal"/>
    </style:style>
    <style:style style:name="T55" style:family="text">
      <style:text-properties fo:color="#000000" style:font-name="Times New Roman" fo:font-size="12pt" fo:font-style="normal" fo:font-weight="normal" officeooo:rsid="0072434c" style:font-name-asian="Times New Roman1" style:font-size-asian="12pt" style:font-style-asian="normal" style:font-weight-asian="normal" style:font-name-complex="Times New Roman1" style:font-size-complex="12pt" style:font-style-complex="normal"/>
    </style:style>
    <style:style style:name="T56" style:family="text">
      <style:text-properties fo:color="#000000" style:font-name="Times New Roman" fo:font-size="12pt" fo:font-style="normal" fo:font-weight="normal" officeooo:rsid="007336b5" style:font-name-asian="Times New Roman1" style:font-size-asian="12pt" style:font-style-asian="normal" style:font-weight-asian="normal" style:font-name-complex="Times New Roman1" style:font-size-complex="12pt" style:font-style-complex="normal"/>
    </style:style>
    <style:style style:name="T57" style:family="text">
      <style:text-properties fo:color="#000000" style:font-name="Times New Roman" fo:font-size="12pt" fo:font-style="normal" fo:font-weight="normal" officeooo:rsid="007449dc" style:font-name-asian="Times New Roman1" style:font-size-asian="12pt" style:font-style-asian="normal" style:font-weight-asian="normal" style:font-name-complex="Times New Roman1" style:font-size-complex="12pt" style:font-style-complex="normal"/>
    </style:style>
    <style:style style:name="T58" style:family="text">
      <style:text-properties fo:color="#000000" style:font-name="Times New Roman" fo:font-size="12pt" fo:font-style="normal" fo:font-weight="normal" officeooo:rsid="0023d143" style:font-name-asian="Times New Roman1" style:font-size-asian="12pt" style:font-style-asian="normal" style:font-weight-asian="normal" style:font-name-complex="Times New Roman1" style:font-size-complex="12pt" style:font-style-complex="normal"/>
    </style:style>
    <style:style style:name="T59" style:family="text">
      <style:text-properties fo:color="#000000" style:font-name="Times New Roman" fo:font-size="12pt" fo:font-style="normal" fo:font-weight="normal" officeooo:rsid="0023d143" style:font-name-asian="Times New Roman1" style:font-size-asian="12pt" style:font-style-asian="normal" style:font-weight-asian="normal" style:font-name-complex="Times New Roman1" style:font-size-complex="12pt"/>
    </style:style>
    <style:style style:name="T60" style:family="text">
      <style:text-properties fo:color="#000000" style:font-name="Times New Roman" fo:font-size="10pt" fo:font-style="normal" fo:font-weight="normal" style:font-size-asian="10pt" style:font-style-asian="normal" style:font-weight-asian="normal"/>
    </style:style>
    <style:style style:name="T61" style:family="text">
      <style:text-properties fo:color="#000000" style:font-name="Times New Roman" fo:font-size="10pt" fo:font-style="normal" fo:font-weight="normal" officeooo:rsid="0059cdb7" style:font-size-asian="10pt" style:font-style-asian="normal" style:font-weight-asian="normal"/>
    </style:style>
    <style:style style:name="T62" style:family="text">
      <style:text-properties fo:color="#000000" style:font-name="Times New Roman" fo:font-size="10pt" fo:font-style="normal" fo:font-weight="normal" style:font-size-asian="10pt" style:font-style-asian="normal" style:font-weight-asian="normal" style:font-size-complex="10pt" style:font-weight-complex="normal"/>
    </style:style>
    <style:style style:name="T63" style:family="text">
      <style:text-properties fo:color="#000000" style:font-name="Times New Roman" fo:font-size="10pt" fo:font-style="normal" fo:font-weight="normal" officeooo:rsid="0059cdb7" style:font-size-asian="10pt" style:font-style-asian="normal" style:font-weight-asian="normal" style:font-size-complex="10pt" style:font-weight-complex="normal"/>
    </style:style>
    <style:style style:name="T64" style:family="text">
      <style:text-properties fo:color="#000000" fo:font-style="normal" fo:font-weight="normal" style:font-style-asian="normal" style:font-weight-asian="normal"/>
    </style:style>
    <style:style style:name="T65" style:family="text">
      <style:text-properties fo:color="#000000" fo:font-style="normal" fo:font-weight="normal" officeooo:rsid="005c0d73" style:font-style-asian="normal" style:font-weight-asian="normal"/>
    </style:style>
    <style:style style:name="T66" style:family="text">
      <style:text-properties fo:color="#000000" fo:font-style="normal" fo:font-weight="normal" officeooo:rsid="003447a6" fo:background-color="transparent" loext:char-shading-value="0" style:font-style-asian="normal" style:font-weight-asian="normal" style:font-style-complex="normal"/>
    </style:style>
    <style:style style:name="T67" style:family="text">
      <style:text-properties fo:color="#000000" fo:font-style="normal" fo:font-weight="normal" officeooo:rsid="003cd675" style:font-name-asian="Times New Roman1" style:font-style-asian="normal" style:font-weight-asian="normal" style:font-name-complex="Times New Roman1" style:font-style-complex="normal"/>
    </style:style>
    <style:style style:name="T68" style:family="text">
      <style:text-properties fo:color="#000000" fo:font-style="normal" fo:font-weight="normal" officeooo:rsid="003447a6" style:font-name-asian="Times New Roman1" style:font-style-asian="normal" style:font-weight-asian="normal" style:font-name-complex="Times New Roman1" style:font-style-complex="normal"/>
    </style:style>
    <style:style style:name="T69" style:family="text">
      <style:text-properties fo:color="#000000" fo:font-style="normal" fo:font-weight="normal" officeooo:rsid="0036abdc" style:font-name-asian="Times New Roman1" style:font-style-asian="normal" style:font-weight-asian="normal" style:font-name-complex="Times New Roman1" style:font-style-complex="normal"/>
    </style:style>
    <style:style style:name="T70" style:family="text">
      <style:text-properties fo:color="#000000" fo:font-style="normal" fo:font-weight="normal" officeooo:rsid="00629671" style:font-name-asian="Times New Roman1" style:font-style-asian="normal" style:font-weight-asian="normal" style:font-name-complex="Times New Roman1" style:font-style-complex="normal"/>
    </style:style>
    <style:style style:name="T71" style:family="text">
      <style:text-properties fo:color="#000000" fo:font-style="normal" fo:font-weight="normal" officeooo:rsid="0063dcc4" style:font-name-asian="Times New Roman1" style:font-style-asian="normal" style:font-weight-asian="normal" style:font-name-complex="Times New Roman1" style:font-style-complex="normal"/>
    </style:style>
    <style:style style:name="T72" style:family="text">
      <style:text-properties fo:color="#000000" fo:font-style="normal" fo:font-weight="normal" officeooo:rsid="0047e011" style:font-name-asian="Times New Roman1" style:font-style-asian="normal" style:font-weight-asian="normal" style:font-name-complex="Times New Roman1" style:font-style-complex="normal"/>
    </style:style>
    <style:style style:name="T73" style:family="text">
      <style:text-properties fo:color="#000000" fo:font-style="normal" fo:font-weight="normal" officeooo:rsid="00481310" style:font-name-asian="Times New Roman1" style:font-style-asian="normal" style:font-weight-asian="normal" style:font-name-complex="Times New Roman1" style:font-style-complex="normal"/>
    </style:style>
    <style:style style:name="T74" style:family="text">
      <style:text-properties fo:color="#000000" fo:font-style="normal" fo:font-weight="normal" officeooo:rsid="006546fb" style:font-name-asian="Times New Roman1" style:font-style-asian="normal" style:font-weight-asian="normal" style:font-name-complex="Times New Roman1" style:font-style-complex="normal"/>
    </style:style>
    <style:style style:name="T75" style:family="text">
      <style:text-properties fo:color="#000000" style:font-name="Arial,Bold" fo:font-size="11pt" fo:font-style="normal" fo:font-weight="bold" style:font-size-asian="11pt" style:font-style-asian="normal" style:font-weight-asian="bold"/>
    </style:style>
    <style:style style:name="T76" style:family="text">
      <style:text-properties fo:color="#000000" style:font-name="Arial,BoldItalic" fo:font-size="11pt" fo:font-style="italic" fo:font-weight="bold" style:font-size-asian="11pt" style:font-style-asian="italic" style:font-weight-asian="bold"/>
    </style:style>
    <style:style style:name="T77" style:family="text">
      <style:text-properties fo:color="#000000" style:font-name="Times New Roman,Italic" fo:font-size="10pt" fo:font-style="italic" fo:font-weight="normal" style:font-size-asian="10pt" style:font-style-asian="italic" style:font-weight-asian="normal"/>
    </style:style>
    <style:style style:name="T78" style:family="text">
      <style:text-properties fo:color="#000000" fo:font-size="12pt" fo:font-style="normal" fo:font-weight="normal" style:font-name-asian="Times New Roman1" style:font-size-asian="12pt" style:font-style-asian="normal" style:font-weight-asian="normal" style:font-name-complex="Times New Roman1" style:font-size-complex="12pt" style:font-style-complex="normal"/>
    </style:style>
    <style:style style:name="T79" style:family="text">
      <style:text-properties fo:color="#000000" fo:font-size="12pt" fo:font-style="normal" fo:font-weight="normal" officeooo:rsid="003447a6" style:font-name-asian="Times New Roman1" style:font-size-asian="12pt" style:font-style-asian="normal" style:font-weight-asian="normal" style:font-name-complex="Times New Roman1" style:font-size-complex="12pt" style:font-style-complex="normal"/>
    </style:style>
    <style:style style:name="T80" style:family="text">
      <style:text-properties fo:font-style="normal" officeooo:rsid="003447a6" style:font-style-asian="normal" style:font-style-complex="normal"/>
    </style:style>
    <style:style style:name="T81" style:family="text">
      <style:text-properties fo:font-style="normal" officeooo:rsid="00369304" style:font-style-asian="normal" style:font-style-complex="normal"/>
    </style:style>
    <style:style style:name="T82" style:family="text">
      <style:text-properties fo:font-style="normal" officeooo:rsid="0036abdc" style:font-style-asian="normal" style:font-style-complex="normal"/>
    </style:style>
    <style:style style:name="T83" style:family="text">
      <style:text-properties fo:font-style="normal" officeooo:rsid="005691c1" style:font-style-asian="normal" style:font-style-complex="normal"/>
    </style:style>
    <style:style style:name="T84" style:family="text">
      <style:text-properties fo:font-style="normal" officeooo:rsid="0066dd65" style:font-style-asian="normal" style:font-style-complex="normal"/>
    </style:style>
    <style:style style:name="T85" style:family="text">
      <style:text-properties fo:font-style="normal" officeooo:rsid="00671f41" style:font-style-asian="normal" style:font-style-complex="normal"/>
    </style:style>
    <style:style style:name="T86" style:family="text">
      <style:text-properties fo:font-style="normal" officeooo:rsid="003447a6" fo:background-color="transparent" loext:char-shading-value="0" style:font-style-asian="normal" style:font-style-complex="normal"/>
    </style:style>
    <style:style style:name="T87" style:family="text">
      <style:text-properties fo:font-style="normal" officeooo:rsid="005691c1" fo:background-color="transparent" loext:char-shading-value="0" style:font-style-asian="normal" style:font-style-complex="normal"/>
    </style:style>
    <style:style style:name="T88" style:family="text">
      <style:text-properties fo:font-style="normal" officeooo:rsid="00228cd8" style:font-name-asian="Times New Roman1" style:font-style-asian="normal" style:font-name-complex="Times New Roman1" style:font-style-complex="normal"/>
    </style:style>
    <style:style style:name="T89" style:family="text">
      <style:text-properties fo:font-size="10pt" fo:font-style="normal" officeooo:rsid="003447a6" style:font-size-asian="10pt" style:font-style-asian="normal" style:font-size-complex="10pt" style:font-style-complex="normal"/>
    </style:style>
    <style:style style:name="T90" style:family="text">
      <style:text-properties fo:font-size="10pt" fo:font-style="normal" officeooo:rsid="0036abdc" style:font-size-asian="10pt" style:font-style-asian="normal" style:font-size-complex="10pt" style:font-style-complex="normal"/>
    </style:style>
    <style:style style:name="T91" style:family="text">
      <style:text-properties fo:font-size="10pt" officeooo:rsid="0047e011" style:font-size-asian="10pt" style:font-size-complex="10pt"/>
    </style:style>
    <style:style style:name="T92" style:family="text">
      <style:text-properties fo:font-size="10pt" officeooo:rsid="00481310" style:font-size-asian="10pt" style:font-size-complex="10pt"/>
    </style:style>
    <style:style style:name="T93" style:family="text">
      <style:text-properties fo:font-size="10pt" officeooo:rsid="005504c9" style:font-size-asian="10pt" style:font-size-complex="10pt"/>
    </style:style>
    <style:style style:name="T94" style:family="text">
      <style:text-properties fo:font-size="12pt" fo:font-style="normal" officeooo:rsid="003447a6" style:font-name-asian="Times New Roman1" style:font-size-asian="12pt" style:font-style-asian="normal" style:font-name-complex="Times New Roman1" style:font-size-complex="12pt" style:font-style-complex="normal"/>
    </style:style>
    <style:style style:name="T95" style:family="text">
      <style:text-properties fo:font-size="12pt" fo:font-style="normal" officeooo:rsid="00568672" style:font-name-asian="Times New Roman1" style:font-size-asian="12pt" style:font-style-asian="normal" style:font-name-complex="Times New Roman1" style:font-size-complex="12pt" style:font-style-complex="normal"/>
    </style:style>
    <style:style style:name="T96" style:family="text">
      <style:text-properties fo:font-size="12pt" fo:font-style="normal" officeooo:rsid="005bcdaa" style:font-name-asian="Times New Roman1" style:font-size-asian="12pt" style:font-style-asian="normal" style:font-name-complex="Times New Roman1" style:font-size-complex="12pt" style:font-style-complex="normal"/>
    </style:style>
    <style:style style:name="T97" style:family="text">
      <style:text-properties fo:font-size="12pt" fo:font-style="normal" officeooo:rsid="005c0d73" style:font-name-asian="Times New Roman1" style:font-size-asian="12pt" style:font-style-asian="normal" style:font-name-complex="Times New Roman1" style:font-size-complex="12pt" style:font-style-complex="normal"/>
    </style:style>
    <style:style style:name="T98" style:family="text">
      <style:text-properties style:font-name="Arial,Bold"/>
    </style:style>
    <style:style style:name="T99" style:family="text">
      <style:text-properties officeooo:rsid="005bcdaa"/>
    </style:style>
    <style:style style:name="T100" style:family="text">
      <style:text-properties officeooo:rsid="006546fb"/>
    </style:style>
    <style:style style:name="T101" style:family="text">
      <style:text-properties officeooo:rsid="00686cdb"/>
    </style:style>
    <style:style style:name="T102" style:family="text">
      <style:text-properties officeooo:rsid="0069efcb"/>
    </style:style>
    <style:style style:name="T103" style:family="text">
      <style:text-properties officeooo:rsid="0069f4eb"/>
    </style:style>
    <style:style style:name="T104" style:family="text">
      <style:text-properties officeooo:rsid="007449d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704403218" text:style-name="WWNum1">
        <text:list-header>
          <text:p text:style-name="P43">OS <text:span text:style-name="T1">CAMPESINOS </text:span>CAIPIRAS</text:p>
        </text:list-header>
      </text:list>
      <text:p text:style-name="P1"/>
      <text:p text:style-name="P45"><text:span text:style-name="T2">Etimol</text:span><text:span text:style-name="T3">o</text:span><text:span text:style-name="T2">gicamente, a palavra caipira </text:span><text:span text:style-name="T3">tem origem no tupi-guarani </text:span><text:span text:style-name="T4">(Silva, 2013)</text:span><text:span text:style-name="T3">. Versam duas hipóteses </text:span><text:span text:style-name="T12">sobre o contexto que lhe formou</text:span><text:span text:style-name="T3">: a primeira que os indígenas diferenciavam os habitantes do litoral </text:span><text:span text:style-name="T17">(Kai-ñ-çara)</text:span><text:span text:style-name="T3"> dos interioranos </text:span><text:span text:style-name="T17">(Kai-ñ-pirá)</text:span><text:span text:style-name="T3"> e; a segunda, que </text:span><text:span text:style-name="T7">os indígenas,</text:span><text:span text:style-name="T12"> </text:span><text:span text:style-name="T7">pel</text:span><text:span text:style-name="T13">o</text:span><text:span text:style-name="T7"> hábito </text:span><text:span text:style-name="T13">dos roceiros</text:span><text:span text:style-name="T7"> derrubar</text:span><text:span text:style-name="T13">em</text:span><text:span text:style-name="T7"> matas, </text:span><text:span text:style-name="T13">passaram a chamá-los de </text:span><text:span text:style-name="T17">kaápir ou kaa-pira,</text:span><text:span text:style-name="T18"> </text:span><text:span text:style-name="T19">que </text:span><text:span text:style-name="T18">significa cortador de mato.</text:span></text:p>
      <text:p text:style-name="P46"><text:span text:style-name="T53"><text:tab/>A</text:span><text:span text:style-name="T50">s ciências </text:span><text:span text:style-name="T51">sociais, </text:span><text:span text:style-name="T50">a </text:span><text:span text:style-name="T48">partir dos anos 50 do século XX,</text:span><text:span text:style-name="T50"> passaram a caracteriz</text:span><text:span text:style-name="T53">ar</text:span><text:span text:style-name="T50"> como campones</text:span><text:span text:style-name="T51">es </text:span><text:span text:style-name="T54">os</text:span><text:span text:style-name="T50"> grupos </text:span><text:span text:style-name="T52">rurais,</text:span><text:span text:style-name="T54"> </text:span><text:span text:style-name="T52">não latif</text:span><text:span text:style-name="T53">u</text:span><text:span text:style-name="T54">n</text:span><text:span text:style-name="T53">diários, </text:span><text:span text:style-name="T51">como colonos </text:span><text:span text:style-name="T55">do sul</text:span><text:span text:style-name="T51">, </text:span><text:span text:style-name="T54">quilombolas</text:span><text:span text:style-name="T51">, </text:span><text:span text:style-name="T54">e os diferentes núcleos “</text:span><text:span text:style-name="T51">caboclos” </text:span><text:span text:style-name="T54">do sul ao norte </text:span><text:span text:style-name="T55">do Brasil</text:span><text:span text:style-name="T54">. </text:span><text:span text:style-name="T51">As </text:span><text:span text:style-name="T55">realidades </text:span><text:span text:style-name="T51">semelhanças </text:span><text:span text:style-name="T55">acontecem pela </text:span><text:span text:style-name="T56">produção</text:span><text:span text:style-name="T55"> </text:span><text:span text:style-name="T56">em</text:span><text:span text:style-name="T48"> pequenas propriedades, </text:span><text:span text:style-name="T51">com intuito de</text:span><text:span text:style-name="T48"> subsistência </text:span><text:span text:style-name="T56">e</text:span><text:span text:style-name="T48"> vend</text:span><text:span text:style-name="T56">a</text:span><text:span text:style-name="T48"> </text:span><text:span text:style-name="T56">d</text:span><text:span text:style-name="T48">o excedente, </text:span><text:span text:style-name="T51">utilizando</text:span><text:span text:style-name="T48"> mão de obra familiar, </text:span><text:span text:style-name="T56">sendo que nem sempre a família do agricultor é proprietária da terra, atuando </text:span><text:span text:style-name="T57">muito</text:span><text:span text:style-name="T56"> como parceiro (arrendatário, meeiro, agregado)</text:span><text:span text:style-name="T48">. </text:span><text:span text:style-name="T57">Conforme </text:span><text:span text:style-name="T51">M</text:span><text:span text:style-name="T48">arquez </text:span><text:span text:style-name="T57">(2008, p.60)</text:span><text:span text:style-name="T48"> </text:span><text:span text:style-name="T57">essa denominação centralizadora deu a estes grupos uma identidade política.</text:span><text:span text:style-name="T58"> </text:span><text:span text:style-name="T57">A</text:span><text:span text:style-name="T11">inda, </text:span><text:span text:style-name="T15">reafirma</text:span><text:span text:style-name="T2"> </text:span><text:span text:style-name="T15">que</text:span><text:span text:style-name="T2"> “o campesinato no Brasil </text:span><text:span text:style-name="T14">foi</text:span><text:span text:style-name="T18"> criado no seio de uma sociedade situada na periferia do capitalismo e à margem do latifúndio escravista”.</text:span></text:p>
      <text:p text:style-name="P32"><text:span text:style-name="T2"><text:tab/></text:span><text:span text:style-name="T5">A população caipira </text:span><text:span text:style-name="T9">se f</text:span><text:span text:style-name="T12">i</text:span><text:span text:style-name="T9">rmou</text:span><text:span text:style-name="T5"> </text:span><text:span text:style-name="T9">no</text:span><text:span text:style-name="T5"> </text:span><text:span text:style-name="T7">interior</text:span><text:span text:style-name="T5"> do Brasil, </text:span><text:span text:style-name="T9">como um grupo social,</text:span><text:span text:style-name="T5"> após passado o auge da exploração de minérios. </text:span><text:span text:style-name="T10">N</text:span><text:span text:style-name="T9">o auge dos garimpos</text:span><text:span text:style-name="T5"> </text:span><text:span text:style-name="T10">se formou</text:span><text:span text:style-name="T5"> </text:span><text:span text:style-name="T7">uma </text:span><text:span text:style-name="T5">vasta rede urbana </text:span><text:span text:style-name="T12">no centro de Minas Gerais</text:span><text:span text:style-name="T5">. Com o esgotamento dos minérios, </text:span><text:span text:style-name="T8">e </text:span><text:span text:style-name="T5">a economia decadente emerg</text:span><text:span text:style-name="T10">iu</text:span><text:span text:style-name="T5"> enormes disponibilidades de mão de obra desocupada e, o Brasil ainda dispunha de terras virgens despovoadas e de baixíssimo valo</text:span><text:span text:style-name="T10">r. Como alternativa</text:span><text:span text:style-name="T5">, quem </text:span><text:span text:style-name="T10">tinha</text:span><text:span text:style-name="T5"> algum </text:span><text:span text:style-name="T10">capital e</text:span><text:span text:style-name="T5"> influência junto a Coroa, </text:span><text:span text:style-name="T10">arrematou grandes glebas de</text:span><text:span text:style-name="T12">stas</text:span><text:span text:style-name="T10"> terras, </text:span><text:span text:style-name="T13">onde viria a ser os estados de</text:span><text:span text:style-name="T10"> São Paulo, Minas Gerais, </text:span><text:span text:style-name="T8">Espírito Santo, </text:span><text:span text:style-name="T10">Mato Grosso </text:span><text:span text:style-name="T9">e</text:span><text:span text:style-name="T10"> Paraná, através de</text:span><text:span text:style-name="T5"> sesmarias, </text:span><text:span text:style-name="T10">carregando junto a mão de obra ociosa,</text:span><text:span text:style-name="T5"> </text:span><text:span text:style-name="T10">d</text:span><text:span text:style-name="T5">os mais pobres e imprevidentes </text:span><text:span text:style-name="T10">n</text:span><text:span text:style-name="T5">a condição de posseiros. </text:span></text:p>
      <text:p text:style-name="P31"><text:span text:style-name="T5"><text:tab/>Se instal</text:span><text:span text:style-name="T8">ou </text:span><text:span text:style-name="T12">assim,</text:span><text:span text:style-name="T5"> uma </text:span><text:span text:style-name="T12">nova </text:span><text:span text:style-name="T5">economia natural de subsistência, </text:span><text:span text:style-name="T12">de</text:span><text:span text:style-name="T5"> produção comercializada somente nos limites arredores. A agricultura se torn</text:span><text:span text:style-name="T12">ou</text:span><text:span text:style-name="T5"> itinerante, de derrubadas e queimadas de novas glebas de mata para cada roçado anual, </text:span><text:span text:style-name="T6">sem nada para vender e nada podendo comprar </text:span><text:span text:style-name="T12">de</text:span><text:span text:style-name="T8"> outras regiões,</text:span><text:span text:style-name="T6"> além do sal de cozinha</text:span><text:span text:style-name="T37">.</text:span></text:p>
      <text:p text:style-name="P26"><text:tab/>Considerando, o desenvolvimento do Brasil a partir das regiões mais litorâneas, <text:span text:style-name="T104">podemos inferir </text:span>que os recantos longínquos do interior não se desenvolveram na mesma medida. Assim, todos os ciclos produtivos como do açúcar, algodão e café pouco adentraram o Brasil. As duas primeiras capitais brasileiras (Salvador e Rio de Janeiro) foram longes dos sertões e logicamente deram ares de modernidade a seus <text:span text:style-name="T99">entornos</text:span>, criando uma realidade mais europeia, <text:span text:style-name="T99">enquanto as regiões</text:span> interiorana<text:span text:style-name="T99">s</text:span> <text:s/>se mant<text:span text:style-name="T99">i</text:span>ve<text:span text:style-name="T99">ram</text:span> mais primitiva<text:span text:style-name="T99">s</text:span>.</text:p>
      <text:p text:style-name="P20"><text:soft-page-break/><text:span text:style-name="T2"><text:tab/></text:span><text:span text:style-name="T20">Os caipiras </text:span><text:span text:style-name="T29">de pequenas</text:span><text:span text:style-name="T20"> posses, </text:span><text:span text:style-name="T29">meeiros ou arrendatários,</text:span><text:span text:style-name="T21"> sempre </text:span><text:span text:style-name="T29">ficaram</text:span><text:span text:style-name="T21"> intimamente </text:span><text:span text:style-name="T29">relegados</text:span><text:span text:style-name="T21"> a uma função </text:span><text:span text:style-name="T22">social </text:span><text:span text:style-name="T21">secundária. </text:span><text:span text:style-name="T23">Por mais críticas que houve</text:span><text:span text:style-name="T29">ram ao modo de vida destes</text:span><text:span text:style-name="T23">, se desconhece qualquer movimento inclusivo, contudo sobram alusões a volúpia concentradora de riquezas </text:span><text:span text:style-name="T20">para poucos</text:span><text:span text:style-name="T23">.</text:span><text:span text:style-name="T24"> </text:span><text:span text:style-name="T26">Não </text:span><text:span text:style-name="T19">houve</text:span><text:span text:style-name="T26"> políticas </text:span><text:span text:style-name="T19">que lhes dessem</text:span><text:span text:style-name="T26"> acesso às terras </text:span><text:span text:style-name="T27">socializa</text:span><text:span text:style-name="T19">ndo</text:span><text:span text:style-name="T27"> as riquezas nacionais. </text:span><text:span text:style-name="T25">Ao contrário, a Lei de Terras de 1850 certamente retirou terras ocupadas dos mais simples, uma vez que exigia </text:span><text:span text:style-name="T28">regularização e na falta dessa a reintegração destas ao Estado. A partir daí, “</text:span><text:span text:style-name="T32">A lei não só proibia a posse como também declarava que os simples roçados, queimas de mato ou campos, levantamento de ranchos ou outros atos de semelhante natureza não eram considerados como tal”</text:span><text:span text:style-name="T33">(CAVALCANTE, 2005)</text:span><text:span text:style-name="T32">.</text:span></text:p>
      <text:p text:style-name="P25"><text:span text:style-name="T81"><text:tab/>Darcy Ribeiro destaca que desde o princípio da formação brasileira,</text:span><text:span text:style-name="T80"> as classes dirigentes </text:span><text:span text:style-name="T81">se figuraram</text:span><text:span text:style-name="T80"> parecidas aos romanos, </text:span><text:span text:style-name="T82">agindo nos</text:span><text:span text:style-name="T80"> locais </text:span><text:span text:style-name="T82">conquistados como</text:span><text:span text:style-name="T80"> um poder externo </text:span><text:span text:style-name="T82">e sem piedade das populações locais</text:span><text:span text:style-name="T80">, “</text:span><text:span text:style-name="T82">que</text:span><text:span text:style-name="T80"> a seus olhos, n</text:span><text:span text:style-name="T81">ã</text:span><text:span text:style-name="T80">o constitui um povo, mas uma for</text:span><text:span text:style-name="T81">ç</text:span><text:span text:style-name="T80">a de trabalho, ou melhor, uma fonte energ</text:span><text:span text:style-name="T81">é</text:span><text:span text:style-name="T80">tica desgast</text:span><text:span text:style-name="T81">á</text:span><text:span text:style-name="T80">vel nas suas fa</text:span><text:span text:style-name="T81">ç</text:span><text:span text:style-name="T80">anhas empresariais.”</text:span><text:span text:style-name="T89">(</text:span><text:span text:style-name="T90">Ribeiro</text:span><text:span text:style-name="T89">,</text:span><text:span text:style-name="T90">1995</text:span><text:span text:style-name="T89">, p. </text:span><text:span text:style-name="T90">256</text:span><text:span text:style-name="T89">).</text:span></text:p>
      <text:p text:style-name="P11"><text:span text:style-name="T88">“</text:span><text:span text:style-name="T67">As esferas de poder estatal e privado se imbricam, aqui, sobrepondo-se ocasionalmente uma à outra, mas atendendo sempre aos condicionamentos objetivos da escravidão e do monopólio da terra como princípios ordenadores da economia colonial. A própria independência do Brasil, quando se torna inevitável, é empreendida pela metrópole colonial, que translada para cá a parcela mais vivaz e representativa das classes dirigentes lusitanas e sua burocracia mais competente. Aqui [...] tão bem organiza a independência para si mesma que continua regendo o Brasil” </text:span><text:span text:style-name="T68">(</text:span><text:span text:style-name="T69">Ribeiro</text:span><text:span text:style-name="T68">,</text:span><text:span text:style-name="T69">1995</text:span><text:span text:style-name="T68">, p. </text:span><text:span text:style-name="T69">256</text:span><text:span text:style-name="T68">).</text:span></text:p>
      <text:p text:style-name="P7"/>
      <text:p text:style-name="P42"><text:span text:style-name="T68"><text:tab/></text:span><text:span text:style-name="T79">N</text:span><text:span text:style-name="T78">o limiar entre senhores e escravos os caipiras são um extrato dos marginalizados que procuram se encaixar em outras perspectivas.</text:span></text:p>
      <text:p text:style-name="P6"><text:span text:style-name="T60">"Entre estas duas categorias [senhores e escravos] nitidamente definidas e entrosadas na obra da colonização, comprime-se o número, que vai avultando com o tempo, dos desclassificados, dos inúteis e inadaptados; indivíduos de ocupações mais ou menos incertas e aleatórias ou sem ocupação alguma. </text:span><text:span text:style-name="T61">[…] </text:span><text:span text:style-name="T60">Compõe-se, sobretudo, de pretos e mulatos forros ou fugidos da escravidão; índios (...); mestiços de todos os matizes e categorias, que não sendo escravos e não podendo ser senhores, se vêm repelidos de qualquer situação estável, ou pelo preconceito ou pela falta de posições disponíveis; até brancos, brancos puros, e entre eles, como já referi, anteriormente, até rebentos de troncos portugueses ilustres (...); os nossos </text:span><text:span text:style-name="T77">poor white</text:span><text:span text:style-name="T60">, detrito humano segregado pela colonização escravocrata e rígida que os vitimou <text:s/></text:span><text:span text:style-name="T63">(</text:span><text:span text:style-name="T62">PRADO JÚNIOR</text:span><text:span text:style-name="T63">, </text:span><text:span text:style-name="T61">1987. </text:span><text:span text:style-name="T60">p. 281</text:span><text:span text:style-name="T61">)</text:span><text:span text:style-name="T60">.</text:span></text:p>
      <text:p text:style-name="P29"><text:span text:style-name="T38"><text:tab/></text:span><text:span text:style-name="T39">O</text:span><text:span text:style-name="T44"> caipira, </text:span><text:span text:style-name="T49">mais contemporaneamente </text:span><text:span text:style-name="T44">é </text:span><text:span text:style-name="T49">o</text:span><text:span text:style-name="T44"> grupo camponês que se formou </text:span><text:span text:style-name="T51">por herança deste universo</text:span><text:span text:style-name="T45">, </text:span><text:span text:style-name="T46">adverso a</text:span><text:span text:style-name="T51">o latifúndio de grande</text:span><text:span text:style-name="T46"> concentração de terras, produção em larga escala, </text:span><text:span text:style-name="T51">uso de</text:span><text:span text:style-name="T47"> mão de obra escrava e posteriormente </text:span><text:span text:style-name="T51">análoga a está</text:span><text:span text:style-name="T49">.</text:span><text:span text:style-name="T47"> </text:span><text:span text:style-name="T51">A concentração de posses renegou a estes </text:span><text:span text:style-name="T40">o papel de</text:span><text:span text:style-name="T38"> posseiro</text:span><text:span text:style-name="T40">s</text:span><text:span text:style-name="T38">,</text:span><text:span text:style-name="T39"> meeiros, e arrendatários <text:s/></text:span><text:span text:style-name="T42">tipos que podem ser resumidos como parcerias.</text:span></text:p>
      <text:p text:style-name="P33"><text:soft-page-break/><text:span text:style-name="T38"><text:tab/></text:span><text:span text:style-name="T42">Antonio Candido, deflagrou um excelente estudo das condições da família caipira, por volta de 1948 e vendo a impotência do caipira em poder se estabelecer define </text:span><text:span text:style-name="T43">dignamente:</text:span></text:p>
      <text:p text:style-name="P13"><text:span text:style-name="T70">A </text:span><text:span text:style-name="T71">situação do</text:span><text:span text:style-name="T70"> parceiro rural – transitória e instável – exprime, de um lado, a miséria </text:span><text:span text:style-name="T71">séria do trabalhador sem terra própria para lavar, e sem condições para dirigir o próprio destino, de outro lado, a incapacidade econômica, técnica ou administrativa do latifundiário. E um caso típico em que o latifúndio não se justifica pela utilidade pública (pois a sua produtividade é mínima) nem privada (pois não proporciona ao proprietário senão pequena parcela do que poderia render). De outro lado, priva da posse da terra os seus cultivadores, que graças a ela poderiam adquirir estabilidade.</text:span><text:span text:style-name="T72"> </text:span><text:span text:style-name="T73">(CANDIDO, 2010, p. </text:span><text:span text:style-name="T74">258</text:span><text:span text:style-name="T73">)</text:span></text:p>
      <text:p text:style-name="P34"/>
      <text:p text:style-name="P34"/>
      <text:p text:style-name="P34"/>
      <text:p text:style-name="P30"><text:span text:style-name="T41"><text:tab/></text:span></text:p>
      <text:p text:style-name="P4"/>
      <text:p text:style-name="P27"><text:tab/></text:p>
      <text:p text:style-name="P4"/>
      <text:p text:style-name="P15"/>
      <text:list xml:id="list1198715300" text:style-name="WWNum2">
        <text:list-header>
          <text:p text:style-name="P44">ESTADO E SOCIEDADE: CONSTRUÇÃO DO TIPO IDEAL</text:p>
        </text:list-header>
      </text:list>
      <text:p text:style-name="P23"><text:s/></text:p>
      <text:p text:style-name="P23"><text:s text:c="8"/><text:tab/>O Brasil moderno e urbano começara a ser almejado desde o período colonial. Com a vinda do imperador a residir na colônia, por volta de 1807, os costumes urbanos se fariam mais qualificados que os rurais. Nas obras de Gilberto Freyre, como Casa Grande e Senzala, podemos encontrar relatos de como que a vida urbana se faria impor sobre a rural:</text:p>
      <text:p text:style-name="P35">A praça venceu o engenho, mas aos poucos. [...] Outras vezes troçando do matuto rico, do fazendeiro opulento mas atrasado nos seus modos de falar e nas suas modas de vestir-se, do senhor de engenho fanfarrão e até quixotesco, de toda a “gente do matto”, de todo o roceiro de “serra acima”. Destacando-lhe os vícios de linguagem, os atrasos de cinquenta, cem anos em estilos de habitação e de meios de transporte, os ridículos de moral e de etiqueta também atrasada um século, dois, às vezes três (FREIRE, 2013, p. 84).</text:p>
      <text:p text:style-name="P16"><text:s/></text:p>
      <text:p text:style-name="P24"><text:span text:style-name="T2">Em </text:span><text:span text:style-name="T16">Retratos de caipira: construção de um estereótipo em Ângelo Agostini (1866-1872)</text:span><text:span text:style-name="T2">, Alves (2007) destaca a incorporação, ainda no império, do modelo europeu como ideal, principalmente do modelo francês, em detrimento ao modo de vida colonial rural, principalmente dos que se colocavam numa perspectiva de vida simplória. Distinguia-se desde aí, dois modelos:</text:span></text:p>
      <text:p text:style-name="P35">Por um lado tem-se como representações de progresso e civilização: piano; engenho; pessoas ilustradas e viagem à Europa; trabalho organizado e coordenado; fazendeiros, comerciantes e agricultores; estudantes de direito; conhecimento científico. No outro extremo há as representações de não progresso e não civilização: viola; caça e pesca; gente <text:soft-page-break/>da terra; cata e lida; camponeses (caipiras); natureza a ser explorada (Cf. ALVES, 2007, p. 43).</text:p>
      <text:p text:style-name="P17"><text:s/><text:tab/><text:span text:style-name="T100">Dos que registraram suas interpretações, dos indivíduos interioranos, relatam grandes diferenças no perfil destes em relação aos litorâneos. Antonio Candido fez um resumo dos principais pensamentos sobre estes indivíduos ao introduzir sua obra Parceiros do Rio Bonito, estudando os caipiras paulistanos:</text:span></text:p>
      <text:p text:style-name="P10"><text:span text:style-name="T91">Spix e Martius acharam que o paulista era aventureiro, “melancólico e de um gênio um tanto forte”; Hércules Florence assinala que os habitantes de São paulo, como em geral os de toda a província são tidos entre os brasileiros por valentes e rancorosos”, todos, porém, reputam-no hospitaleiro e franco.</text:span><text:span text:style-name="T93"> […] Saint-Hilaire [...]</text:span><text:span text:style-name="T91"> </text:span><text:span text:style-name="T93">acha-o primitivo e brutal, macambúzio e desprovidos de civilidade.</text:span><text:span text:style-name="T91"> </text:span><text:span text:style-name="T92">(CANDIDO, 2010, p. 52)</text:span></text:p>
      <text:p text:style-name="P5"/>
      <text:p text:style-name="P28"><text:span text:style-name="T94"><text:tab/></text:span><text:span text:style-name="T96">Ainda</text:span><text:span text:style-name="T95"> Zaluar(1862), </text:span><text:span text:style-name="T96">português </text:span><text:span text:style-name="T95">que peregrinou </text:span><text:span text:style-name="T97">Brasil a dentro</text:span><text:span text:style-name="T95">, </text:span><text:span text:style-name="T97">deixa </text:span><text:span text:style-name="T95">sua visão </text:span><text:span text:style-name="T97">sem rodeios, sob o prisma mercantilista, da insignificância dos</text:span><text:span text:style-name="T95"> caipira</text:span><text:span text:style-name="T97">s,</text:span><text:span text:style-name="T95"> à moda dos pensadores do desenvolvimento. </text:span></text:p>
      <text:p text:style-name="P12"><text:span text:style-name="T87">A sua população comprehende talvez 8,000 almas, e grande será a nossa admiração quando soubermos que 7,000 d’ellas são consumidoras! </text:span><text:span text:style-name="T86">À ex</text:span><text:span text:style-name="T87">p</text:span><text:span text:style-name="T86">ceção das pessoas mais il</text:span><text:span text:style-name="T87">l</text:span><text:span text:style-name="T86">ustradas, dos fazendeiros e com</text:span><text:span text:style-name="T87">m</text:span><text:span text:style-name="T86">erciantes, o resto da população é naturalmente indolente, preguiçosa e alheia a todos os regalos da civili</text:span><text:span text:style-name="T87">s</text:span><text:span text:style-name="T86">ação </text:span><text:span text:style-name="T64">contentando-se</text:span><text:span text:style-name="T66"> </text:span><text:span text:style-name="T64">apenas com qualquer meio de subsistência, sem se importar qual será a sua sorte no dia seguinte nem d’onde lhe</text:span><text:span text:style-name="T65">s</text:span><text:span text:style-name="T64"> virão recursos.</text:span></text:p>
      <text:p text:style-name="P8"/>
      <text:p text:style-name="P19"><text:span text:style-name="T83"><text:tab/></text:span><text:span text:style-name="T84">É bem verdade que o mito do ser preguiçoso não foi criado somente para os caipiras. Não falta quem atribui genericamente ao todo brasileiro essa ‘característica’ porém comumente dirigida aos baianos, nordestinos e cariocas. Basta, um pequeno esforço intelectual para compreendermos o perigo destas afirmações. Keep(1996) </text:span><text:span text:style-name="T85">defende que esse pensamento possui uma eterna pretensão dominatória:</text:span></text:p>
      <text:p text:style-name="P14">Para a elite, a classe que menos trabalha, esse mito camufla o verdadeiro parentesco entre pobreza e nobreza. Tachando a classe trabalhadora de indolente também faz com que o salário, a auto-estima e as reivindicações fiquem em baixa. Essa tática, durante séculos, tem rebaixado os brasileiros mais explorados -desde escravos aos bóias-frias-, criando o "burro de carga" que construiu essa nação. </text:p>
      <text:p text:style-name="P18"><text:tab/><text:span text:style-name="T102">Jessé de Souza, 2017 ajuda a esclarecer-nos que essa moralização dos pobres não é somente fruto da elite, mas da classe média alta privilegiada, atualmente, como juízes, jornalistas, professores universitários, detentora do conhecimento tido como legítimo e prestigioso. O capital econômico e o cultural serão as forças de reprodução do sistema no Brasil. </text:span></text:p>
      <text:p text:style-name="P18"><text:tab/><text:span text:style-name="T102">Para ilustrar como a classe média, sem poderes econômicos ajudam a elite descrevemos o caso do escritor </text:span>Monteiro Lobato. Em 1914, escreve o livro “Urupês” criando um personagem <text:soft-page-break/>chamado Jeca Tatu, que segundo sua perspectiva representava os caipiras que trabalhavam em suas terras. Jeca é um caboclo preguiçoso, doente, sem iniciativa. Morava no mato, numa casinha de sapé. Vivia na maior pobreza, em companhia da mulher, muito magra e feia e de vários filhinhos pálidos e tristes. Esse personagem se tornou a personificação do caipira. Todo caipira doravante seria um retrato do Jeca.</text:p>
      <text:p text:style-name="P9">O discurso construído por Monteiro Lobato a respeito do “Jeca Tatu” passou a ser efetivado como verdade quando o público enunciatário aceitou-o como real e, portanto, verdadeiro. A partir de então Lobato passou a exercer poder sobre a figura do caipira por meio de seu discurso, resultando na figura estigmatizada do “caipira” e na construção de um novo sentido inerente ao homem do campo, o qual se efetivou e, muito embora não seja o único sentido atrelado ao termo “caipira”, cristalizou-se e perdura até hoje na memória discursiva do público enunciatário brasileiro (CASTILHA, 2007, p. 74).</text:p>
      <text:p text:style-name="P37"><text:s/></text:p>
      <text:p text:style-name="P23"><text:s text:c="8"/><text:tab/>No Estado Novo (1937 a 1945) o governo propôs uma estratégia mais agressiva para transformação da sociedade conforme o padrão dos que pensavam o Brasil. Neste período, Getúlio Vargas implantara, como política de estado, mecanismos para transformar rapidamente o país numa perspectiva euro-americano definitivamente urbana, moderna, industrializada, com agricultura mecanizada.</text:p>
      <text:p text:style-name="P23">Além da mudança na organização do trabalho, desejava-se suprimir a diversidade cultural, em favor de um<text:span text:style-name="T102">a</text:span> padrão. Segundo Ferreira (2010), Vargas criara o Departamento de Imprensa e Propaganda (DIP), que revisava tudo que a imprensa divulgava, bem como se encarregava de fazer a divulgação do modelo de identidade desejada pelo governo. A cidade do Rio de Janeiro passava a ser o principal pólo dinâmico da vida do país, pois, com um novo padrão pressupunha-se rupturas com as realidades locais e regionais.</text:p>
      <text:p text:style-name="P35">Um dos objetivos de Vargas, e também a pedra de toque do Estado Novo a fim de transformar o conceito de homem brasileiro desenvolvido por alguns intelectuais do século XIX, era substituir qualidades consideradas inerentes à “raça” mestiça, como a “preguiça” e a “indolência” por uma ideologia de trabalho. (FERREIRA, 2010, p. 25).</text:p>
      <text:p text:style-name="P23"><text:s/></text:p>
      <text:p text:style-name="P23">A cultura ideal passaria a ser difundida pelos cinemas, rádios e esportes. A aposta governamental para substituir a cultura diversificada pela das capitais fica clara no discurso pronunciado na manifestação promovida pelos cinematografistas, em 25 de junho de 1934:</text:p>
      <text:p text:style-name="P38"><text:span text:style-name="T30">Associado ao cinema, o rádio e o culto racional dos desportos, completará o governo um sistema articulado de educação mental, moral e higiênica, dotando o Brasil dos instrumentos imprescindíveis à preparação de uma raça empreendedora e varonil. E a raça que assim se formar será digna do patrimônio invejável que recebeu. (Disponível em:</text:span><text:a xlink:type="simple" xlink:href="http://www.biblioteca.presidencia.gov.br/presidencia/ex-presidentes/getulio-vargas/discursos/1934/04.pdf" text:style-name="ListLabel_20_28" text:visited-style-name="ListLabel_20_28"><text:span text:style-name="T30"> http://www.biblioteca.presidencia.gov.br/presidencia/ex-presidentes/getulio-vargas/discursos/1934/04.pdf</text:span></text:a><text:span text:style-name="T30"> acessado em 21/06/2018).</text:span></text:p>
      <text:p text:style-name="P16"><text:s/></text:p>
      <text:p text:style-name="P23"><text:soft-page-break/>Há um desejo enorme, <text:span text:style-name="T103">de longa data</text:span> de criar um padrão de comportamento social, obviamente um sujeito culto e obediente, descapitalizado e serviçal. Deparis (2007) em análise da situação dos indígenas compartilha da mesma interpretação de que os grupos dominantes desejam a uniformidade social segundo seus interesses.</text:p>
      <text:p text:style-name="P35">Este tem sido um fator preponderante, que levou ao longo da história a proposição de medidas que visavam consolidar uma marca capaz de representar uniformemente a sociedade brasileira. As elites e seus representantes tidos como intelectuais, dedicaram esforços a fim de vislumbrar esta sociedade com características uniformes, com traços que perpassassem a mistura miscigenal, imprimindo a mesma, diversas características que atendessem seus interesses (DEPARIS, 2007, p. 66).</text:p>
      <text:p text:style-name="P16"><text:s/></text:p>
      <text:p text:style-name="P23">A industrialização tomara mais corpo a partir do Estado Novo e consolidou o movimento da urbanização brasileira, mas, para piorar a saga do camponês o milagre do lado urbano/moderno a poucos se concretizou, permanecendo estes às margens do desenvolvimento conforme podemos inferir na obra de Souza:</text:p>
      <text:p text:style-name="P38"><text:span text:style-name="T30">Não se critica aqui a possibilidade do homem do campo poder viver na cidade; o repudiável, é que, a produção agrícola está cada vez mais em processo de decadência e o camponês, pensando em seu bem-estar, vai à cidade a procura de melhores salários e se infiltra no mercado informal sem possibilidade de viver bem, nem de poder voltar ao seu </text:span><text:span text:style-name="T31">habitat</text:span><text:span text:style-name="T30"> natural, o meio rural. Com isto, prolifera-se a prostituição, a miséria, os barris, as favelagens e, sobretudo, a peregrinação, os roubos e os furtos cotidianos nas cidades. (SOUZA, 2003, p72).</text:span></text:p>
      <text:p text:style-name="P16"><text:s/></text:p>
      <text:p text:style-name="P23"><text:s text:c="8"/><text:tab/>A população outrora camponesa, que carregava fama de atrasada, agora no viés urbano, pela baixa assimilação laboral, continua às margens da sociedade ideal, sem acesso à escola, moradia digna, trabalho dignificante, cidadania. Certamente mantiveram a fama de rude, tosco, rústico, bárbaro, inurbano, incivil, brutal, bestial, improgressivo, desumano, feroz, cruel, inumano, bugre, bruto. Só mudaram de meio geográfico, do campo para cidade.</text:p>
      <text:p text:style-name="P23"><text:s text:c="8"/><text:tab/>Campos (2007) afirma que em pesquisa de meados de 1970, Martins notara que após as mudanças econômicas iniciadas no começo do século XX, a existência urbana se afirmou culturalmente, e se esforçou na construção de estereótipos negativos sobre o morador do campo e originário deste.</text:p>
      <text:p text:style-name="P38"><text:span text:style-name="T30">O caipira teve, a partir de então, reafirmadas e atualizadas as suas conotações fundamentais: ingênuo, preguiçoso, desnutrido, doente, maltrapilho, rústico e desambicioso. E apresenta a figura do Jeca Tatu, criada por Monteiro Lobato, como a melhor descrição desse estereótipo (CAMPOS, 2007, P.596 </text:span><text:span text:style-name="T31">apud </text:span><text:span text:style-name="T30">MARTINS, 1975).</text:span></text:p>
      <text:p text:style-name="P16"><text:s/></text:p>
      <text:p text:style-name="P23"><text:soft-page-break/>Migrando mais gente do lado “moderno”, ficou cada vez menor a população camponesa, mais seus hábitos, costumes, enfim os elementos que consolidam um grupo cultural foram sendo dados como antiquados. As ações de governo e da camada social média e da elite se empenharam fortemente para acabar com os indivíduos que se distanciavam do modelo.</text:p>
      <text:p text:style-name="P36"/>
      <text:p text:style-name="P22"/>
      <text:p text:style-name="P22"/>
      <text:p text:style-name="P22"/>
      <text:p text:style-name="P22"/>
      <text:p text:style-name="P22"/>
      <text:p text:style-name="P22">José Luiz Cavalcante http://www.historica.arquivoestado.sp.gov.br/materias/anteriores/edicao02/materia02/</text:p>
      <text:p text:style-name="P2">Silva, Domício Pacheco e. A morte no fim do mundo: Almeida Júnior, o pintor. São Paulo: Terceiro Nome, 2013.</text:p>
      <text:p text:style-name="P3"><text:span text:style-name="T36">Ribeiro, Darcy. O  Povo  Brasileiro : </text:span><text:span text:style-name="T34">A  formação  e  o  sentido  do  Brasil.  São Paulo: Companhia  das  Letras . </text:span><text:span text:style-name="T35">2ª </text:span><text:span text:style-name="T36"> ed, </text:span><text:span text:style-name="T34"> 1995 .</text:span></text:p>
      <text:p text:style-name="Standard"><text:span text:style-name="T34"> </text:span><text:span text:style-name="T98"> </text:span><text:span text:style-name="T75">PRADO JÚNIOR, Caio. </text:span><text:span text:style-name="T76">Formação do Brasil contemporâneo: Colônia</text:span><text:span text:style-name="T75">. São Paulo:</text:span></text:p>
      <text:p text:style-name="P21">Brasiliense, 20 ed., 1987</text:p>
      <text:p text:style-name="P39"/>
      <text:p text:style-name="P40">O mito da preguiça brasileira</text:p>
      <text:p text:style-name="P41">Elites difundem o preconceito contra quem trabalha muito</text:p>
      <text:p text:style-name="Text_20_body">MICHAEL KEPP</text:p>
      <text:p text:style-name="P39"><text:span text:style-name="T101">O mito da preguiça. </text:span>https://www1.folha.uol.com.br/fsp/1996/5/26/mais!/4.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Arial,Bold" svg:font-family="'Arial,Bold'" style:font-family-generic="roman" style:font-pitch="variable"/>
    <style:font-face style:name="Arial,BoldItalic" svg:font-family="'Arial,BoldItalic'"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Italic" svg:font-family="'Times New Roman,Italic'"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8" style:display-name="ListLabel 28" style:family="tex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6T19:28:36.367000000</meta:creation-date>
    <dc:date>2019-05-03T13:36:51.863000000</dc:date>
    <meta:editing-duration>PT2H10M8S</meta:editing-duration>
    <meta:editing-cycles>28</meta:editing-cycles>
    <meta:generator>LibreOffice/5.4.2.2$Windows_X86_64 LibreOffice_project/22b09f6418e8c2d508a9eaf86b2399209b0990f4</meta:generator>
    <meta:document-statistic meta:table-count="0" meta:image-count="0" meta:object-count="0" meta:page-count="7" meta:paragraph-count="60" meta:word-count="2667" meta:character-count="17657" meta:non-whitespace-character-count="14955"/>
  </office:meta>
</office:document-meta>
</file>